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fo:font-weight="bold" officeooo:rsid="0001d7e8" officeooo:paragraph-rsid="0001d7e8" style:font-weight-asian="bold" style:font-weight-complex="bold"/>
    </style:style>
    <style:style style:name="P2" style:family="paragraph" style:parent-style-name="Standard">
      <style:text-properties fo:language="fr" fo:country="FR" fo:font-weight="normal" officeooo:rsid="0001d7e8" officeooo:paragraph-rsid="0001d7e8" style:font-weight-asian="normal" style:font-weight-complex="normal"/>
    </style:style>
    <style:style style:name="P3" style:family="paragraph" style:parent-style-name="Standard" style:list-style-name="L1">
      <style:text-properties fo:language="fr" fo:country="FR" fo:font-weight="normal" officeooo:rsid="0001d7e8" officeooo:paragraph-rsid="0001d7e8" style:font-weight-asian="normal" style:font-weight-complex="normal"/>
    </style:style>
    <style:style style:name="P4" style:family="paragraph" style:parent-style-name="Standard">
      <style:text-properties fo:language="fr" fo:country="FR" fo:font-weight="normal" officeooo:rsid="0001d7e8" officeooo:paragraph-rsid="0002ae1d" style:font-weight-asian="normal" style:font-weight-complex="normal"/>
    </style:style>
    <style:style style:name="P5" style:family="paragraph" style:parent-style-name="Standard">
      <style:text-properties fo:language="fr" fo:country="FR" fo:font-weight="normal" officeooo:rsid="00026e5c" officeooo:paragraph-rsid="00026e5c" style:font-weight-asian="normal" style:font-weight-complex="normal"/>
    </style:style>
    <style:style style:name="P6" style:family="paragraph" style:parent-style-name="Standard" style:list-style-name="L2">
      <style:text-properties fo:language="fr" fo:country="FR" fo:font-weight="normal" officeooo:rsid="00026e5c" officeooo:paragraph-rsid="00026e5c" style:font-weight-asian="normal" style:font-weight-complex="normal"/>
    </style:style>
    <style:style style:name="P7" style:family="paragraph" style:parent-style-name="Standard">
      <style:text-properties fo:language="fr" fo:country="FR" fo:font-weight="normal" officeooo:rsid="0002ae1d" officeooo:paragraph-rsid="0002ae1d" style:font-weight-asian="normal" style:font-weight-complex="normal"/>
    </style:style>
    <style:style style:name="P8" style:family="paragraph" style:parent-style-name="Standard">
      <style:text-properties fo:color="#069a2e" fo:language="fr" fo:country="FR" fo:font-weight="normal" officeooo:rsid="0001d7e8" officeooo:paragraph-rsid="0002ae1d" style:font-weight-asian="normal" style:font-weight-complex="normal"/>
    </style:style>
    <style:style style:name="P9" style:family="paragraph" style:parent-style-name="Standard">
      <style:text-properties fo:color="#069a2e" fo:language="fr" fo:country="FR" fo:font-weight="normal" officeooo:rsid="00026e5c" officeooo:paragraph-rsid="00026e5c" style:font-weight-asian="normal" style:font-weight-complex="normal"/>
    </style:style>
    <style:style style:name="T1" style:family="text">
      <style:text-properties officeooo:rsid="00026e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ématique métier :</text:p>
      <text:p text:style-name="P1"/>
      <text:p text:style-name="P2">Nous sommes dans le secteur bancaire et plus précisément dans l’attribution de prêt a des clients d’une banque. Le but de ce projet est de prévoir si tel ou tel client est autorisé à contracter un prêt. <text:line-break/>En d’autres terme classer nos clients en deux groupes distincts :</text:p>
      <text:list xml:id="list583859745" text:style-name="L1">
        <text:list-item>
          <text:p text:style-name="P3">Autorisé à contracter un prêt</text:p>
        </text:list-item>
        <text:list-item>
          <text:p text:style-name="P3">Non-autorisé</text:p>
        </text:list-item>
      </text:list>
      <text:p text:style-name="P7">Pour ce faire la banque possède un certain nombre d’information sur le comportement de ces clients ou leurs informations personnelles.</text:p>
      <text:p text:style-name="P2"/>
      <text:p text:style-name="P2"/>
      <text:p text:style-name="P1">Traduction Machine Learning :</text:p>
      <text:p text:style-name="P1"/>
      <text:p text:style-name="P2">Au vu de la problématique métier on est dans le cas d’un problème supervisé de Machine Learning et plus précisément dans un cas de classification. </text:p>
      <text:p text:style-name="P2"/>
      <text:p text:style-name="P2">Nous pouvons donc imaginer partir sur des modèles tel que des Decision Tree (Classifier), des random forest et autres Xgboost.</text:p>
      <text:p text:style-name="P2"/>
      <text:p text:style-name="P4">Les metrics pour évaluer nos modèles sont dans ce cas l’accuracy, le recall ou encore la précision. </text:p>
      <text:p text:style-name="P4"/>
      <text:p text:style-name="P8">Il faut peut-être voir avec le client si il préfère privilégier <text:span text:style-name="T1">le fait de n’omettre aucun client qui puisse théoriquement contracté un prêt (Au risque d’augmenter l’accession au crédit à des clients à risque). <text:s/>Ou au contraire si il veut minimiser les clients à risque au détriment de clients potentiellement viable. </text:span></text:p>
      <text:p text:style-name="P2"/>
      <text:p text:style-name="P5">En fonction de cette réponse on privilégiera :</text:p>
      <text:list xml:id="list3607381212" text:style-name="L2">
        <text:list-item>
          <text:p text:style-name="P6">Le score de « Recall » dans le premier cas.</text:p>
        </text:list-item>
        <text:list-item>
          <text:p text:style-name="P6">Le score de « Precision » dans le second cas. </text:p>
        </text:list-item>
        <text:list-item>
          <text:p text:style-name="P6">Autrement on peut-équilibrer cela grace au F1 score.</text:p>
        </text:list-item>
      </text:list>
      <text:p text:style-name="P5"/>
      <text:p text:style-name="P9">Il pourrait être intéressant de savoir si la banque à un seuil de clients à risque qu’elle accepte de prendre <text:s/>car cela pourrait nous permettre de fixer un seuil de recall / precision qui conviennent à ces attentes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0-10-26T11:55:44.509000000</dc:date>
    <meta:editing-duration>PT1M31S</meta:editing-duration>
    <meta:editing-cycles>1</meta:editing-cycles>
    <meta:document-statistic meta:table-count="0" meta:image-count="0" meta:object-count="0" meta:page-count="1" meta:paragraph-count="15" meta:word-count="273" meta:character-count="1594" meta:non-whitespace-character-count="1333"/>
  </office:meta>
</office:document-meta>
</file>